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536D4AB80B998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language="ca" fo:country="ES" style:font-size-asian="12pt" style:font-size-complex="12p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76.8000030517578pt" fo:language="ca" fo:country="ES" fo:font-style="normal" style:text-underline-style="none" fo:font-weight="bold" style:text-blinking="false" fo:background-color="transparent" style:font-size-asian="10.5pt"/>
    </style:style>
    <style:style style:name="P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7.80000019073486pt" fo:language="ca" fo:country="ES" fo:font-style="normal" style:text-underline-style="none" fo:font-weight="normal" style:text-blinking="false" fo:background-color="transparent" style:font-size-asian="10.5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8.39999961853027pt" fo:language="ca" fo:country="ES" fo:font-style="normal" style:text-underline-style="none" fo:font-weight="normal" style:text-blinking="false" fo:background-color="transparent" style:font-size-asian="10.5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bold" style:text-blinking="false" fo:background-color="transparent" style:font-size-asian="12pt" style:font-weight-asian="bold" style:font-size-complex="12pt" style:font-weight-complex="bold"/>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style:text-underline-style="none"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4pt" fo:language="ca" fo:country="ES" fo:font-style="normal" style:text-underline-style="none" fo:font-weight="normal" style:text-blinking="false" fo:background-color="transparent" style:font-size-asian="14pt" style:font-size-complex="14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6pt" fo:language="ca" fo:country="ES" fo:font-style="normal" style:text-underline-style="none" fo:font-weight="bold" officeooo:rsid="002b0768" officeooo:paragraph-rsid="002b0768" style:text-blinking="false" fo:background-color="transparent" style:font-size-asian="16pt" style:font-weight-asian="bold" style:font-size-complex="16pt" style:font-weight-complex="bold"/>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style:text-blinking="false" fo:background-color="#ffffff" style:font-size-asian="12pt" style:font-size-complex="12pt"/>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184514" style:text-blinking="false" fo:background-color="#ffffff"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rsid="001985f3" officeooo:paragraph-rsid="001985f3" style:text-blinking="false" fo:background-color="#ffffff"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bfe07" style:text-blinking="false" fo:background-color="#ffffff" style:font-size-asian="12pt" style:font-size-complex="12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d9a66" style:text-blinking="false" fo:background-color="#ffffff" style:font-size-asian="12pt" style:font-size-complex="12p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709a8" style:text-blinking="false" fo:background-color="#ffffff"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style:text-blinking="false" fo:background-color="#ffffff"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officeooo:paragraph-rsid="001985f3" style:text-blinking="false" fo:background-color="#ffffff" style:font-size-asian="12pt" style:font-size-complex="12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84514" style:text-blinking="false" fo:background-color="#ffffff" style:font-size-asian="12pt" style:font-size-complex="12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328bbe" style:text-blinking="false" fo:background-color="#ffffff" style:font-size-asian="10.5pt" style:font-weight-asian="normal" style:font-size-complex="12pt" style:font-weight-complex="normal"/>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style:text-blinking="false" fo:background-color="#ffffff" style:font-size-asian="14pt" style:font-weight-asian="bold" style:font-size-complex="14pt" style:font-weight-complex="bold"/>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2d96b5" officeooo:paragraph-rsid="00328bbe" style:text-blinking="false" fo:background-color="#ffffff" style:font-size-asian="14pt" style:font-weight-asian="bold" style:font-size-complex="14pt" style:font-weight-complex="bold"/>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style:text-underline-style="none" fo:font-weight="bold" style:text-blinking="false" fo:background-color="#ffffff" style:font-size-asian="14pt" style:font-weight-asian="bold" style:font-size-complex="14pt" style:font-weight-complex="bold"/>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2pt" fo:language="ca" fo:country="ES" style:font-size-asian="12pt" style:font-size-complex="12pt"/>
    </style:style>
    <style:style style:name="P26"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27"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style:text-blinking="false" fo:background-color="#ffffff" style:font-size-asian="16pt" style:font-weight-asian="bold" style:font-size-complex="16pt" style:font-weight-complex="bold"/>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32"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662f7" style:text-blinking="false" fo:background-color="#ffffff" style:font-size-asian="10.5pt" style:font-weight-asian="normal" style:font-size-complex="12pt" style:font-weight-complex="normal"/>
    </style:style>
    <style:style style:name="P3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328bbe" style:text-blinking="false" fo:background-color="#ffffff" style:font-size-asian="10.5pt" style:font-weight-asian="normal" style:font-size-complex="12pt" style:font-weight-complex="normal"/>
    </style:style>
    <style:style style:name="P34"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3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36"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328bbe" style:text-blinking="false" fo:background-color="#ffffff" style:font-size-asian="16pt" style:font-weight-asian="bold" style:font-size-complex="16pt" style:font-weight-complex="bold"/>
    </style:style>
    <style:style style:name="T1" style:family="text">
      <style:text-properties fo:font-style="normal" fo:font-weight="normal"/>
    </style:style>
    <style:style style:name="T2" style:family="text">
      <style:text-properties fo:font-style="normal" fo:font-weight="normal" officeooo:rsid="001709a8"/>
    </style:style>
    <style:style style:name="T3" style:family="text">
      <style:text-properties fo:font-style="normal" fo:font-weight="normal" officeooo:rsid="00184514"/>
    </style:style>
    <style:style style:name="T4" style:family="text">
      <style:text-properties fo:font-style="normal" fo:font-weight="normal" officeooo:rsid="001985f3"/>
    </style:style>
    <style:style style:name="T5" style:family="text">
      <style:text-properties fo:font-style="normal" fo:font-weight="normal" officeooo:rsid="001b8e9d"/>
    </style:style>
    <style:style style:name="T6" style:family="text">
      <style:text-properties fo:font-style="normal" fo:font-weight="normal" officeooo:rsid="001bfe07"/>
    </style:style>
    <style:style style:name="T7" style:family="text">
      <style:text-properties fo:font-style="normal" officeooo:rsid="001bfe07"/>
    </style:style>
    <style:style style:name="T8" style:family="text">
      <style:text-properties fo:font-style="normal" officeooo:rsid="002d96b5"/>
    </style:style>
    <style:style style:name="T9" style:family="text">
      <style:text-properties fo:font-style="normal" officeooo:rsid="001d9a66"/>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2" style:family="text">
      <style:text-properties officeooo:rsid="00195c95"/>
    </style:style>
    <style:style style:name="T13" style:family="text">
      <style:text-properties officeooo:rsid="001a2441"/>
    </style:style>
    <style:style style:name="T14" style:family="text">
      <style:text-properties officeooo:rsid="001b8e9d"/>
    </style:style>
    <style:style style:name="T15" style:family="text">
      <style:text-properties officeooo:rsid="002b4d1d"/>
    </style:style>
    <style:style style:name="T16" style:family="text">
      <style:text-properties fo:font-weight="bold" officeooo:rsid="001b8e9d" style:font-weight-asian="bold" style:font-weight-complex="bold"/>
    </style:style>
    <style:style style:name="T17" style:family="text">
      <style:text-properties fo:font-weight="bold" officeooo:rsid="002b4d1d" style:font-weight-asian="bold" style:font-weight-complex="bold"/>
    </style:style>
    <style:style style:name="T18" style:family="text">
      <style:text-properties officeooo:rsid="002c01cd"/>
    </style:style>
    <style:style style:name="T19" style:family="text">
      <style:text-properties officeooo:rsid="002d96b5"/>
    </style:style>
    <style:style style:name="T20" style:family="text">
      <style:text-properties officeooo:rsid="00328bbe"/>
    </style:style>
    <style:style style:name="T21" style:family="text">
      <style:text-properties officeooo:rsid="0035ee15"/>
    </style:style>
    <style:style style:name="T22" style:family="text">
      <style:text-properties officeooo:rsid="003662f7"/>
    </style:style>
    <style:style style:name="T23" style:family="text">
      <style:text-properties officeooo:rsid="0036d07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
      <text:p text:style-name="P2"/>
      <text:p text:style-name="P2"><text:bookmark text:name="docs-internal-guid-4b70d02a-79fd-7983-6d7e-8ffb889df9b6"/>Zoper</text:p>
      <text:p text:style-name="P3">Un joc que activarà la teva ment i el teus reflexos</text:p>
      <text:p text:style-name="P4">Treball de final de carrera (TFC)</text:p>
      <text:p text:style-name="P4">Nom: Ismael Gonzàlez Burgos</text:p>
      <text:p text:style-name="P5"/>
      <text:p text:style-name="P2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Index de contingut</text:p>
          </text:index-title>
          <text:p text:style-name="P28">1. Disseny del joc<text:tab/>3</text:p>
          <text:p text:style-name="P29">1.1 Història<text:tab/>3</text:p>
          <text:p text:style-name="P29">1.2 Regles del joc<text:tab/>4</text:p>
          <text:p text:style-name="P30">1.2.1 Moviment del jugador pel taulell<text:tab/>4</text:p>
          <text:p text:style-name="P30">1.2.2 Moviment de la resta de fitxes pel taulell<text:tab/>5</text:p>
          <text:p text:style-name="P30">1.2.3 Eliminant fitxes del taulell<text:tab/>5</text:p>
          <text:p text:style-name="P29">1.3 Modes de joc i dificultat<text:tab/>6</text:p>
          <text:p text:style-name="P29">1.4 Personatges<text:tab/>6</text:p>
          <text:p text:style-name="P29">1.5 Gràfics i sons<text:tab/>6</text:p>
          <text:p text:style-name="P28">2. Disseny i codificació<text:tab/>7</text:p>
          <text:p text:style-name="P29">2.1 Conceptes bàsics del disseny del codi<text:tab/>7</text:p>
          <text:p text:style-name="P28">3. Materials i eines<text:tab/>8</text:p>
        </text:index-body>
      </text:table-of-content>
      <text:p text:style-name="P5"/>
      <text:p text:style-name="P26"/>
      <text:p text:style-name="P10"><text:toc-mark-start text:id="IMark46815148" text:outline-level="1"/>1. Disseny del joc<text:toc-mark-end text:id="IMark46815148"/></text:p>
      <text:p text:style-name="P6"/>
      <text:p text:style-name="P8"><text:span text:style-name="T1"><text:s text:c="3"/>La idea principal es fer un joc semblant al joc Zoop que va sortir a la seva època per a SEGA Megadrive, SuperNintendo (SNES) i PC. </text:span><text:span text:style-name="T5">Després es va fer un remake a PlayStation i Sega Saturn.</text:span></text:p>
      <text:p text:style-name="P6"/>
      <text:p text:style-name="P8"><text:span text:style-name="T1"><text:s text:c="3"/>La historia de aquest joc es bastant senzilla, es tracta d’evitar que els enemics o fitxes arribin fins al centre del tauler on es troba la nostra fitxa, que es el que controlarem al joc. Si arriben, el joc s'acaba. Tindrem també diferents modes de joc per a que les partides no siguin sempre iguals. </text:span><text:span text:style-name="T6">Ni que el joc es faci massa repetitiu.</text:span></text:p>
      <text:p text:style-name="P6"/>
      <text:p text:style-name="P6"><draw:frame draw:style-name="fr1" draw:name="Frame1" text:anchor-type="paragraph" svg:width="15.261cm" draw:z-index="0"><draw:text-box fo:min-height="10.04cm"><text:p text:style-name="Figura"><draw:frame draw:style-name="fr2" draw:name="Image1" text:anchor-type="paragraph" svg:width="16.932cm" svg:height="12.698cm" style:rel-height="scale" draw:z-index="1"><draw:image xlink:href="Pictures/1000000000000280000001E0536D4AB80B9981FC.png" xlink:type="simple" xlink:show="embed" xlink:actuate="onLoad"/></draw:frame>Figura <text:sequence text:ref-name="refFigura0" text:name="Figura" text:formula="ooow:Figura+1" style:num-format="1">1</text:sequence>: El joc Zoop per a MegaDrive</text:p></draw:text-box></draw:frame></text:p>
      <text:p text:style-name="P6"/>
      <text:p text:style-name="P9"><text:span text:style-name="T14"><text:tab/></text:span><text:toc-mark-start text:id="IMark46815148" text:outline-level="2"/><text:span text:style-name="T16">1.1 Història</text:span><text:toc-mark-end text:id="IMark46815148"/></text:p>
      <text:p text:style-name="P6"/>
      <text:p text:style-name="P6"><text:s text:c="3"/><text:span text:style-name="T14">La historia del joc és ben senzilla, ja que només hem d'evitar que les fitxes arribin al centre o es </text:span><text:soft-page-break/><text:span text:style-name="T14">troba el jugador. Aquesta senzillesa ha fet que aquest joc encara sigui recordat i jugat per les noves generacions. Potser podria haver estat més famós que el tetris (opinió personal) si hagués tingut la publicitat adequada i una mica més de sort.</text:span></text:p>
      <text:p text:style-name="P6"/>
      <text:p text:style-name="P6"><text:s text:c="3"/>La pantalla principal del joc incorpora un taulell amb un taulell mes petit a l’interior. Aquest taulell intern es per on es podrà moure el jugador.</text:p>
      <text:p text:style-name="P6"/>
      <text:p text:style-name="P6"/>
      <text:p text:style-name="P9"><text:tab/><text:toc-mark-start text:id="IMark46815148" text:outline-level="2"/><text:span text:style-name="T17">1.2 Regles del joc</text:span><text:toc-mark-end text:id="IMark46815148"/></text:p>
      <text:p text:style-name="P6"/>
      <text:p text:style-name="P6"><text:s text:c="3"/>Explicarem aquí, de manera general, com funciona el joc i quines son les seves regles.</text:p>
      <text:p text:style-name="P6"/>
      <text:p text:style-name="P6"><text:s text:c="3"/>Comencem amb el tauler buit a excepció de e es troba al centre del taulell. La fitxa es pot moure per aquest quadrat central amb llibertat.</text:p>
      <text:p text:style-name="P6"/>
      <text:p text:style-name="P6"><text:s text:c="3"/>Les fitxes que no són les del jugador que van apareixent als voltants del quadrat central són generades de manera aleatòria. La posició on apareixerà serà el més allunyat possible del centre a una fila o columna al atzar. El tipus de fitxa, d'entre totes les disponibles també es generada de manera aleatòria.</text:p>
      <text:p text:style-name="P6"/>
      <text:p text:style-name="P6"><text:s text:c="3"/>La nova fitxa que aparegui farà moure totes les altres de la seva fila o columna cap al centre en un a posició. Com ja s'ha mencionat, si una de les fitxes arriba al quadrat central, la partida acaba. Per evitar que les fitxes arribin al centre el jugador pot disparar la seva fitxa cap a una fila o columna del taulell. Això farà, depenent del seu color i les de les fitxes que hi hagi, que certes fitxes se’n vagin.</text:p>
      <text:p text:style-name="P1"/>
      <text:p text:style-name="P6"><text:s text:c="3"/>Podem veure doncs, que l’objectiu del joc és aguantar el màxim de temps possible, esborrant  les fitxers del taulell el més ràpid possible.</text:p>
      <text:p text:style-name="P6"/>
      <text:p text:style-name="P6"/>
      <text:p text:style-name="P7"><text:span text:style-name="T15"><text:tab/><text:tab/></text:span><text:toc-mark-start text:id="IMark46815148" text:outline-level="3"/><text:span text:style-name="T15">1.2.1 </text:span>Moviment del jugador pel taulell<text:toc-mark-end text:id="IMark46815148"/></text:p>
      <text:p text:style-name="P6"/>
      <text:p text:style-name="P6"><text:s text:c="3"/>El jugador controla la fitxa que es mou al centre quadrat central del taulell. No pot sortir d’aquest quadrat excepte quan el jugador llenci la fitxa cap a un grup enemic.</text:p>
      <text:p text:style-name="P6"/>
      <text:p text:style-name="P6"><text:s text:c="3"/>La fitxa del jugador es controlada mitjançant cinc tecles. Quatre son tecles de direcció i una es la <text:soft-page-break/>tecla per a disparar la fitxa contra els enemics.</text:p>
      <text:p text:style-name="P6"/>
      <text:p text:style-name="P6"/>
      <text:p text:style-name="P7"><text:tab/><text:tab/><text:toc-mark-start text:id="IMark46815148" text:outline-level="3"/><text:span text:style-name="T18">1.2.2 </text:span>Moviment de la resta de fitxes pel taulell<text:toc-mark-end text:id="IMark46815148"/></text:p>
      <text:p text:style-name="P6"/>
      <text:p text:style-name="P6"><text:s text:c="3"/>La resta de fitxes estan situades al voltant del quadrat central a on es mou el jugador. Aquestes fitxes estan agrupades a algun dels costats del quadrat del jugador I van apareixent una darrera l’altre en direcció cap al centre. Les fitxes formen part d’algun dels grups que es situen rodejant el quadrat central. Aquestes fitxes apareixen a un grup, a una línia i a una columna, i empenyen la resta de fitxes de la seva fila o columna cap al centre. Quan una d’aquestes fitxes es fica en la zona central del taulell, el joc acaba.</text:p>
      <text:p text:style-name="P6"/>
      <text:p text:style-name="P6"/>
      <text:p text:style-name="P7"><text:tab/><text:tab/><text:toc-mark-start text:id="IMark46815148" text:outline-level="3"/><text:span text:style-name="T18">1.2.3 </text:span>Eliminant fitxes del taulell<text:toc-mark-end text:id="IMark46815148"/></text:p>
      <text:p text:style-name="P6"/>
      <text:p text:style-name="P6"><text:s text:c="3"/>Per poder avançar en el joc, hem d’anar eliminant fitxes el mes ràpidament que podem a mesura que vagin apareixent.</text:p>
      <text:p text:style-name="P6"/>
      <text:p text:style-name="P6"><text:s text:c="3"/>Per a poder eliminar les fitxes hem d’impactar amb la fitxa del jugador amb una (o un grup) que tinguin el mateix color.</text:p>
      <text:p text:style-name="P1"/>
      <text:p text:style-name="P6"><text:s text:c="3"/>Les fitxes s’esborraran del tauler seguint la lògica següent:</text:p>
      <text:p text:style-name="P8"/>
      <text:p text:style-name="P25"><text:span text:style-name="T10"><text:s text:c="3"/>Es comprovarà la primera fitxa que es trobi la fitxa del jugador. Si son del mateix tipus (color i forma) </text:span><text:span text:style-name="T11">passarà a ser una casella buida i comprovarà la següent en direcció contraria al centre del taulell.</text:span></text:p>
      <text:p text:style-name="P1"/>
      <text:p text:style-name="P11">  <text:span text:style-name="T1">Quan trobi una fitxa que no és del tipus de la fitxa del jugador, els tipus de les dues fitxes seran canviats, es a dir, la fitxa del jugador passarà a ser el de la fitxa trobada i la fitxa trobada agafarà el tipus de la fitxa del jugador.</text:span></text:p>
      <text:p text:style-name="P1"/>
      <text:p text:style-name="P11">  <text:span text:style-name="T1">Si la fitxa del jugador arriba al final per un costat, a dalt o a baix tornarà al tauler central sense canviar de tipus i havent esborrat totes les fitxes de la fila o columna.</text:span></text:p>
      <text:p text:style-name="P1"/>
      <text:p text:style-name="P11">  <text:span text:style-name="T1">Quantes més fitxes s’esborrin d’una tacada (amb un sol moviment/llançament) més punts pujaran al marcador.</text:span></text:p>
      <text:p text:style-name="P1"><text:soft-page-break/></text:p>
      <text:p text:style-name="P22"><text:tab/><text:toc-mark-start text:id="IMark46815148" text:outline-level="2"/><text:span text:style-name="T19">1.3 </text:span>Modes de joc i dificultat<text:toc-mark-end text:id="IMark46815148"/></text:p>
      <text:p text:style-name="P1"/>
      <text:p text:style-name="P11">  <text:span text:style-name="T1">Els modes de joc a implementar són encara un tema a pensar. Com a mínim m’agradaria implementar els del joc original, però evidentment tinc més idees per a modes de joc. Dependré una mica del temps disponible i de si és possible implementar-los o no. Més informació en les següents entregues.</text:span></text:p>
      <text:p text:style-name="P1"/>
      <text:p text:style-name="P11">  <text:span text:style-name="T1">Tornant als modes bàsics del joc:</text:span></text:p>
      <text:p text:style-name="P1"/>
      <text:list xml:id="list766134166039568416" text:style-name="L1">
        <text:list-item>
          <text:p text:style-name="P31">Mode nivell: En aquest mode jugarem per nivells, és a dir cada cop que completem un nivell, el tauler e buidarà i passarem a jugar el següent nivell, o les fitxes avançaran més ràpidament.</text:p>
        </text:list-item>
        <text:list-item>
          <text:p text:style-name="P31">Mode continu: Aquí també tindrem nivells, però al passar d’un a l’altre el taulell no s’esborrarà.</text:p>
        </text:list-item>
      </text:list>
      <text:p text:style-name="P1"/>
      <text:p text:style-name="P11">  <text:span text:style-name="T1">També podrem establir al començament del joc la dificultat/velocitat inicial.</text:span></text:p>
      <text:p text:style-name="P14"/>
      <text:p text:style-name="P14"/>
      <text:p text:style-name="P24"><text:span text:style-name="T7"><text:tab/></text:span><text:toc-mark-start text:id="IMark46815148" text:outline-level="2"/><text:span text:style-name="T8">1.4 </text:span><text:span text:style-name="T7">Personatges</text:span><text:toc-mark-end text:id="IMark46815148"/></text:p>
      <text:p text:style-name="P15"/>
      <text:p text:style-name="P15"><text:s text:c="3"/>Com es evident, en aquest joc no tindrem cap personatge humà o humanoide. Aquí les protagonistes son les fitxes o, com es deien al joc original «zoops». Amb únicament dos tipus bàsics, el jugador i els enemics que intenten arribar al centre.</text:p>
      <text:p text:style-name="P15"/>
      <text:p text:style-name="P15"/>
      <text:p text:style-name="P24"><text:span text:style-name="T7"><text:tab/></text:span><text:toc-mark-start text:id="IMark46815148" text:outline-level="2"/><text:span text:style-name="T8">1.5 </text:span><text:span text:style-name="T9">Gràfics i sons</text:span><text:toc-mark-end text:id="IMark46815148"/></text:p>
      <text:p text:style-name="P16"/>
      <text:p text:style-name="P16"><text:s text:c="3"/>Donat que es tracta d'un joc senzill no es necessitarà una gran quantitat de recursos multimèdia. De fet, intentaré fer-los jo tot sol.</text:p>
      <text:p text:style-name="P16"/>
      <text:p text:style-name="P16"><text:s text:c="3"/>El gràfics que pugin ser necessaris es generaran mitjançant codi o bé s'utilitzarà alguna web de recursos lliures. Respecte els sons i la música, estic pensant entre utilitzar els recursos lliures també o extreure els sons del joc original.</text:p>
      <text:p text:style-name="P1"/>
      <text:p text:style-name="P36"><text:toc-mark-start text:id="IMark46815148" text:outline-level="1"/>2. <text:span text:style-name="T23">Disseny i codificació</text:span><text:toc-mark-end text:id="IMark46815148"/></text:p>
      <text:p text:style-name="P21"/>
      <text:p text:style-name="P23"><text:tab/><text:toc-mark-start text:id="IMark46815148" text:outline-level="2"/><text:span text:style-name="T23">2.1 Conceptes bàsics del disseny del codi</text:span><text:toc-mark-end text:id="IMark46815148"/></text:p>
      <text:p text:style-name="P21"/>
      <text:p text:style-name="P21"><text:s text:c="3"/><text:span text:style-name="T21">La idea bàsica en el disseny i la implementació del codi del joc és la seva orientació a objectes.</text:span></text:p>
      <text:p text:style-name="P21"/>
      <text:p text:style-name="P21"><text:s text:c="3"/><text:span text:style-name="T22">He escollit el llenguatge de programació C++ per a la implementació per diferents motius:</text:span></text:p>
      <text:p text:style-name="P21"/>
      <text:list xml:id="list5704733813587205824" text:style-name="L2">
        <text:list-item>
          <text:p text:style-name="P32">És el llenguatge de programació en el que personalment, tinc més experiència professional i personal.</text:p>
        </text:list-item>
        <text:list-item>
          <text:p text:style-name="P32">És orientat a objectes (no completament com el Java o el C#) però si que permet fer un projecte completament orientat a objectes, i més amb les noves característiques de C++11.</text:p>
        </text:list-item>
        <text:list-item>
          <text:p text:style-name="P34">Per a programar jocs (especialment d'escriptori, encara que també per mòbils) és el llenguatge que ofereix més eficiència, evidentment a canvi d'un control explícit de la gestió de recursos però molt més efectiu de cara a aplicacions que normalment requereixen un gran consum de CPU i GPU.</text:p>
        </text:list-item>
      </text:list>
      <text:p text:style-name="P35"/>
      <text:p text:style-name="P35"/>
      <text:p text:style-name="P27"><text:toc-mark-start text:id="IMark46815052" text:outline-level="1"/><text:span text:style-name="T20">3. </text:span>Materials i eines<text:toc-mark-end text:id="IMark46815052"/></text:p>
      <text:p text:style-name="P1"/>
      <text:p text:style-name="P11">  <text:span text:style-name="T1">Per a desenvolupar aquest </text:span><text:span text:style-name="T2">projecte, utilitzarem, en principi les següents eines, que poden canviar o incrementar-se durant l'execució del projecte:</text:span></text:p>
      <text:p text:style-name="P17"/>
      <text:p text:style-name="P17"><text:s text:c="3"/>- Visual Studio 2013: El projecte de codi principal serà desenvolupat utilitzant aquesta eina de Microsoft. Com és normal, l'executable generat funcionarà únicament sobre Windows. A pesar d'això, s'intentarà fer el codi el més multiplataforma possible per facilitar les conversions entre diferents sistemes.</text:p>
      <text:p text:style-name="P17"/>
      <text:p text:style-name="P11"><text:span text:style-name="T2"><text:s text:c="3"/>- </text:span><text:span text:style-name="T4">Biblioteca de programació gràfica SFML (Simple and Fast Multimedia Library): És una biblioteca de classes en C++ per a programar videojocs. Incorpora gràfics (shapes, sprites,…), control de finestres, àudio,… Podeu obtenir més informació de la seva pàgina web:</text:span></text:p>
      <text:p text:style-name="P18"/>
      <text:p text:style-name="P13"><text:a xlink:type="simple" xlink:href="http://www.sfml-dev.org/" text:style-name="Internet_20_link" text:visited-style-name="Visited_20_Internet_20_Link"><text:span text:style-name="T1">http://www.sfml-dev.org/</text:span></text:a></text:p>
      <text:p text:style-name="P19"/>
      <text:p text:style-name="P19"><text:s text:c="3"/>Utilitzarem la versió actual que és la 2.3.2 però podria ser actualitzada durant el desenvolupament del projecte.</text:p>
      <text:p text:style-name="P17"/>
      <text:p text:style-name="P11"><text:span text:style-name="T2"><text:s text:c="3"/>- </text:span><text:span text:style-name="T3">Git i github: S'utilitzarà git com a eina de control de versions i de codi. Bàsicament per la meva familiaritat amb ella i el seu potencial. El codi serà pujat i gestionat a un repositori públic a github, amb la URL:</text:span></text:p>
      <text:p text:style-name="P20"/>
      <text:p text:style-name="P12"><text:span text:style-name="T3"><text:s text:c="3"/></text:span><text:a xlink:type="simple" xlink:href="https://github.com/LeDYoM/Zoper" text:style-name="Internet_20_link" text:visited-style-name="Visited_20_Internet_20_Link"><text:span text:style-name="T3">https://github.com/LeDYoM/Zoper</text:span></text:a></text:p>
      <text:p text:style-name="P1"><text:line-break/> <text:s text:c="2"/><text:span text:style-name="T13">en aquest repositori s'allotjà tot el codi font del programa. Encara està per decidir si també s'allotjaran recursos i <text:s/>gràfics.</text:span></text:p>
      <text:p text:style-name="P1"/>
      <text:p text:style-name="P1"><text:s text:c="3"/>- <text:span text:style-name="T12">Webs de gràfics, fonts i músiques lliures: Depenent de les necessitats multimèdia que trobi durant el desenvolupament del projecte diferents web de recursos gratuïts per a jocs seran utilitzades. Quines seran exactament s'explicitarà més endav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0:07:19.140000000</meta:creation-date>
    <dc:date>2016-01-01T22:38:40.039000000</dc:date>
    <meta:editing-duration>PT12H27M59S</meta:editing-duration>
    <meta:editing-cycles>29</meta:editing-cycles>
    <meta:generator>LibreOffice/5.0.3.2$Windows_x86 LibreOffice_project/e5f16313668ac592c1bfb310f4390624e3dbfb75</meta:generator>
    <meta:document-statistic meta:table-count="0" meta:image-count="1" meta:object-count="0" meta:page-count="8" meta:paragraph-count="72" meta:word-count="1460" meta:character-count="8467" meta:non-whitespace-character-count="6971"/>
  </office:meta>
</office:document-meta>
</file>